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20e2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><text:s text:c="6"/></text:p>
      <text:p text:style-name="P1"/>
      <text:p text:style-name="P1">#define SCREEN_WIDTH 128 // OLED display width</text:p>
      <text:p text:style-name="P1">#define SCREEN_HEIGHT 64 // OLED display height</text:p>
      <text:p text:style-name="P1"><text:s text:c="7"/></text:p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<text:span text:style-name="T1">2</text:span>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testdrawchar(); <text:s text:c="40"/>// Draw characters of the default font</text:p>
      <text:p text:style-name="P1"><text:s text:c="30"/></text:p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oft-page-break/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oft-page-break/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Longer you play, higher is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4"/>//clear display</text:p>
      <text:p text:style-name="P1"><text:s text:c="2"/></text:p>
      <text:p text:style-name="P1"><text:s text:c="2"/>display.setTextSize(1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30,20); <text:s text:c="31"/>//Position over screen</text:p>
      <text:p text:style-name="P1"><text:s text:c="2"/>display.print(F("Let's Start!")); //Print over screen <text:s text:c="27"/>//clear display</text:p>
      <text:p text:style-name="P1"/>
      <text:p text:style-name="P1"><text:s text:c="2"/>display.display();</text:p>
      <text:p text:style-name="P1"><text:s text:c="2"/>delay(2000); </text:p>
      <text:p text:style-name="P1"/>
      <text:p text:style-name="P1"><text:s text:c="2"/>display.clearDisplay(); 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oft-page-break/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int score =0;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74,0); <text:s text:c="10"/>//Text position</text:p>
      <text:p text:style-name="P1"><text:s text:c="2"/>display.println(("TIMER=")+String(score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score++;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oft-page-break/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20-01-20T13:28:16.525879799</dc:date>
    <meta:editing-duration>PT3H46M3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253" meta:word-count="884" meta:character-count="10816" meta:non-whitespace-character-count="7129"/>
  </office:meta>
</office:document-meta>
</file>